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efca9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efca9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efca9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efca9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efca9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efca9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efca9" style:font-name-asian="Times New Roman1" style:font-weight-asian="bold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0efca9" fo:background-color="#fdfefe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efca9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efca9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efca9"/>
    </style:style>
    <style:style style:name="P14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efca9" style:font-size-asian="12pt" style:font-size-complex="12pt"/>
    </style:style>
    <style:style style:name="P1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a3b685" officeooo:paragraph-rsid="00a3b685" fo:background-color="#ffffff" style:font-name-asian="Calibri" style:font-size-asian="10.5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648dc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text-align="center" style:justify-single-word="false" fo:hyphenation-ladder-count="no-limit" fo:break-before="page"/>
      <style:text-properties style:font-name="Times New Roman" fo:font-size="14pt" fo:language="uk" fo:country="UA" fo:font-weight="bold" officeooo:rsid="0084979e" officeooo:paragraph-rsid="0084979e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efca9" style:font-name-asian="Times New Roman1" style:font-size-asian="12pt" style:font-weight-asian="bold" style:font-size-complex="12pt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efca9" style:font-name-asian="Times New Roman1" style:font-size-complex="14pt"/>
    </style:style>
    <style:style style:name="P21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820f7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a87c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3a8df5" officeooo:paragraph-rsid="009d8c28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 style:list-style-name="L2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9f5f60" officeooo:paragraph-rsid="009f5f6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3215" officeooo:paragraph-rsid="00a8321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86c1a" officeooo:paragraph-rsid="00a86c1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91a7a" officeooo:paragraph-rsid="00a91a7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a3b4c" officeooo:paragraph-rsid="00aa3b4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b143c" officeooo:paragraph-rsid="00ab143c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cbbc1" officeooo:paragraph-rsid="00acbbc1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ddac2" officeooo:paragraph-rsid="00addac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ae2d46" officeooo:paragraph-rsid="00ae2d46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cb596d" officeooo:paragraph-rsid="00cb596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1e742" officeooo:paragraph-rsid="00b1e742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457fb" officeooo:paragraph-rsid="00b457fb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55cb0" officeooo:paragraph-rsid="00b55cb0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653b5" officeooo:paragraph-rsid="00b653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24b5" officeooo:paragraph-rsid="00b824b5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892aa" officeooo:paragraph-rsid="00b892aa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a9569" officeooo:paragraph-rsid="00ba956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3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bdb279" officeooo:paragraph-rsid="00bdb279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language="uk" fo:country="UA" fo:font-weight="bold" officeooo:rsid="0074a7e7" officeooo:paragraph-rsid="0015971b" style:font-size-asian="12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44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2175d7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45" style:family="paragraph" style:parent-style-name="Standard" style:list-style-name="L4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13b09fa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46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4c46c3" officeooo:paragraph-rsid="013ea591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4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84979e" officeooo:paragraph-rsid="0084979e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48" style:family="paragraph" style:parent-style-name="Standard" style:list-style-name="L5">
      <style:paragraph-properties fo:text-align="start" style:justify-single-word="false" fo:hyphenation-ladder-count="no-limit"/>
      <style:text-properties officeooo:paragraph-rsid="014d570a" fo:hyphenate="true" fo:hyphenation-remain-char-count="2" fo:hyphenation-push-char-count="2" loext:hyphenation-no-caps="false"/>
    </style:style>
    <style:style style:name="P49" style:family="paragraph" style:parent-style-name="Standard" style:list-style-name="L5">
      <style:paragraph-properties fo:text-align="start" style:justify-single-word="false" fo:hyphenation-ladder-count="no-limit"/>
      <style:text-properties officeooo:paragraph-rsid="014ea52d" fo:hyphenate="true" fo:hyphenation-remain-char-count="2" fo:hyphenation-push-char-count="2" loext:hyphenation-no-caps="false"/>
    </style:style>
    <style:style style:name="P50" style:family="paragraph" style:parent-style-name="Standard" style:list-style-name="L5">
      <style:paragraph-properties fo:text-align="start" style:justify-single-word="false" fo:hyphenation-ladder-count="no-limit"/>
      <style:text-properties officeooo:paragraph-rsid="014fb8de" fo:hyphenate="true" fo:hyphenation-remain-char-count="2" fo:hyphenation-push-char-count="2" loext:hyphenation-no-caps="false"/>
    </style:style>
    <style:style style:name="P51" style:family="paragraph" style:parent-style-name="Standard" style:list-style-name="L5">
      <style:paragraph-properties fo:text-align="start" style:justify-single-word="false" fo:hyphenation-ladder-count="no-limit"/>
      <style:text-properties officeooo:paragraph-rsid="01507b70" fo:hyphenate="true" fo:hyphenation-remain-char-count="2" fo:hyphenation-push-char-count="2" loext:hyphenation-no-caps="false"/>
    </style:style>
    <style:style style:name="P52" style:family="paragraph" style:parent-style-name="Standard" style:list-style-name="L5">
      <style:paragraph-properties fo:text-align="start" style:justify-single-word="false" fo:hyphenation-ladder-count="no-limit"/>
      <style:text-properties officeooo:paragraph-rsid="015205cd" fo:hyphenate="true" fo:hyphenation-remain-char-count="2" fo:hyphenation-push-char-count="2" loext:hyphenation-no-caps="false"/>
    </style:style>
    <style:style style:name="P53" style:family="paragraph" style:parent-style-name="Standard" style:list-style-name="L5">
      <style:paragraph-properties fo:text-align="start" style:justify-single-word="false" fo:hyphenation-ladder-count="no-limit"/>
      <style:text-properties officeooo:paragraph-rsid="0161f966" fo:hyphenate="true" fo:hyphenation-remain-char-count="2" fo:hyphenation-push-char-count="2" loext:hyphenation-no-caps="false"/>
    </style:style>
    <style:style style:name="P54" style:family="paragraph" style:parent-style-name="Standard" style:list-style-name="L5">
      <style:paragraph-properties fo:text-align="start" style:justify-single-word="false" fo:hyphenation-ladder-count="no-limit"/>
      <style:text-properties officeooo:paragraph-rsid="0165a6c0" fo:hyphenate="true" fo:hyphenation-remain-char-count="2" fo:hyphenation-push-char-count="2" loext:hyphenation-no-caps="false"/>
    </style:style>
    <style:style style:name="P55" style:family="paragraph" style:parent-style-name="Standard" style:list-style-name="L5">
      <style:paragraph-properties fo:text-align="start" style:justify-single-word="false" fo:hyphenation-ladder-count="no-limit"/>
      <style:text-properties officeooo:paragraph-rsid="01669eb0" fo:hyphenate="true" fo:hyphenation-remain-char-count="2" fo:hyphenation-push-char-count="2" loext:hyphenation-no-caps="false"/>
    </style:style>
    <style:style style:name="P56" style:family="paragraph" style:parent-style-name="Standard" style:list-style-name="L5">
      <style:paragraph-properties fo:text-align="start" style:justify-single-word="false" fo:hyphenation-ladder-count="no-limit"/>
      <style:text-properties officeooo:paragraph-rsid="01697398" fo:hyphenate="true" fo:hyphenation-remain-char-count="2" fo:hyphenation-push-char-count="2" loext:hyphenation-no-caps="false"/>
    </style:style>
    <style:style style:name="P57" style:family="paragraph" style:parent-style-name="Standard" style:list-style-name="L5">
      <style:paragraph-properties fo:text-align="start" style:justify-single-word="false" fo:hyphenation-ladder-count="no-limit"/>
      <style:text-properties officeooo:paragraph-rsid="016b06ff" fo:hyphenate="true" fo:hyphenation-remain-char-count="2" fo:hyphenation-push-char-count="2" loext:hyphenation-no-caps="false"/>
    </style:style>
    <style:style style:name="P58" style:family="paragraph" style:parent-style-name="Standard">
      <style:paragraph-properties fo:text-align="start" style:justify-single-word="false" fo:hyphenation-ladder-count="no-limit"/>
      <style:text-properties officeooo:paragraph-rsid="014028bb" fo:hyphenate="true" fo:hyphenation-remain-char-count="2" fo:hyphenation-push-char-count="2" loext:hyphenation-no-caps="false"/>
    </style:style>
    <style:style style:name="P59" style:family="paragraph" style:parent-style-name="Standard">
      <style:paragraph-properties fo:text-align="start" style:justify-single-word="false" fo:hyphenation-ladder-count="no-limit"/>
      <style:text-properties fo:font-size="12pt" fo:font-weight="bold" officeooo:paragraph-rsid="01477c15" style:font-size-asian="12pt" style:font-weight-asian="bold" style:font-size-complex="14pt" style:font-weight-complex="bold" fo:hyphenate="true" fo:hyphenation-remain-char-count="2" fo:hyphenation-push-char-count="2" loext:hyphenation-no-caps="false"/>
    </style:style>
    <style:style style:name="P60" style:family="paragraph" style:parent-style-name="Standard">
      <style:paragraph-properties fo:text-align="start" style:justify-single-word="false" fo:hyphenation-ladder-count="no-limit"/>
      <style:text-properties fo:color="#c9211e" loext:opacity="100%" style:font-name="Times New Roman" fo:font-size="12pt" fo:language="uk" fo:country="UA" fo:font-weight="bold" officeooo:rsid="004c46c3" officeooo:paragraph-rsid="01410e8c" fo:background-color="#ffff00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11e0058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1399cb2" style:font-name-asian="Times New Roman1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36ced0" style:font-weight-asian="bold" style:font-weight-complex="bold"/>
    </style:style>
    <style:style style:name="T12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3" style:family="text">
      <style:text-properties officeooo:rsid="0012bbd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85dd18" style:font-weight-asian="normal" style:font-weight-complex="normal"/>
    </style:style>
    <style:style style:name="T16" style:family="text">
      <style:text-properties fo:font-weight="normal" officeooo:rsid="0086da04" style:font-weight-asian="normal" style:font-weight-complex="normal"/>
    </style:style>
    <style:style style:name="T17" style:family="text">
      <style:text-properties fo:font-weight="normal" officeooo:rsid="00752f12" style:font-weight-asian="normal" style:font-weight-complex="normal"/>
    </style:style>
    <style:style style:name="T18" style:family="text">
      <style:text-properties fo:font-weight="normal" officeooo:rsid="015537ea" style:font-weight-asian="normal" style:font-weight-complex="normal"/>
    </style:style>
    <style:style style:name="T19" style:family="text">
      <style:text-properties fo:font-weight="normal" style:font-weight-asian="normal" style:font-size-complex="14pt" style:font-weight-complex="normal"/>
    </style:style>
    <style:style style:name="T20" style:family="text">
      <style:text-properties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21" style:family="text">
      <style:text-properties officeooo:rsid="00752f12" fo:background-color="#ffffff" loext:char-shading-value="0" style:font-name-asian="Calibri" style:font-name-complex="Times New Roman1" style:font-size-complex="14pt"/>
    </style:style>
    <style:style style:name="T22" style:family="text">
      <style:text-properties officeooo:rsid="008f2545"/>
    </style:style>
    <style:style style:name="T23" style:family="text">
      <style:text-properties officeooo:rsid="003db36c"/>
    </style:style>
    <style:style style:name="T24" style:family="text">
      <style:text-properties officeooo:rsid="009f5f60"/>
    </style:style>
    <style:style style:name="T25" style:family="text">
      <style:text-properties officeooo:rsid="00a2e8bf"/>
    </style:style>
    <style:style style:name="T26" style:family="text">
      <style:text-properties officeooo:rsid="00ab143c"/>
    </style:style>
    <style:style style:name="T27" style:family="text">
      <style:text-properties officeooo:rsid="00ab4989"/>
    </style:style>
    <style:style style:name="T28" style:family="text">
      <style:text-properties officeooo:rsid="00b2cde2"/>
    </style:style>
    <style:style style:name="T29" style:family="text">
      <style:text-properties officeooo:rsid="00b457fb"/>
    </style:style>
    <style:style style:name="T30" style:family="text">
      <style:text-properties officeooo:rsid="00b9fdd5"/>
    </style:style>
    <style:style style:name="T31" style:family="text">
      <style:text-properties officeooo:rsid="003820f7"/>
    </style:style>
    <style:style style:name="T32" style:family="text">
      <style:text-properties officeooo:rsid="00bed049"/>
    </style:style>
    <style:style style:name="T33" style:family="text">
      <style:text-properties style:font-name="Times New Roman" fo:font-size="12pt" fo:language="uk" fo:country="UA" fo:font-weight="normal" officeooo:rsid="004c46c3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4" style:family="text">
      <style:text-properties style:font-name="Times New Roman" fo:font-size="12pt" fo:language="uk" fo:country="UA" fo:font-weight="normal" officeooo:rsid="00752f12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5" style:family="text">
      <style:text-properties style:font-name="Times New Roman" fo:font-size="12pt" fo:language="uk" fo:country="UA" fo:font-weight="normal" officeooo:rsid="013ea591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6" style:family="text">
      <style:text-properties style:font-name="Times New Roman" fo:font-size="12pt" fo:language="uk" fo:country="UA" fo:font-weight="normal" officeooo:rsid="014ea52d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37" style:family="text">
      <style:text-properties style:font-name="Times New Roman" fo:font-size="12pt" fo:language="uk" fo:country="UA" officeooo:rsid="004c46c3" fo:background-color="#ffffff" loext:char-shading-value="0" style:font-name-asian="Calibri" style:font-size-asian="12pt" style:font-name-complex="Times New Roman1" style:font-size-complex="14pt"/>
    </style:style>
    <style:style style:name="T38" style:family="text">
      <style:text-properties style:font-name="Times New Roman" fo:font-size="12pt" fo:language="uk" fo:country="UA" officeooo:rsid="014ea52d" fo:background-color="#ffffff" loext:char-shading-value="0" style:font-name-asian="Calibri" style:font-size-asian="12pt" style:font-name-complex="Times New Roman1" style:font-size-complex="14pt"/>
    </style:style>
    <style:style style:name="T39" style:family="text">
      <style:text-properties fo:language="en" fo:country="US"/>
    </style:style>
    <style:style style:name="T40" style:family="text">
      <style:text-properties fo:color="#c9211e" loext:opacity="100%" style:font-name="Times New Roman" fo:language="uk" fo:country="UA" fo:font-weight="normal" officeooo:rsid="0085dd18" fo:background-color="#ffff00" loext:char-shading-value="0" style:font-name-asian="Calibri" style:font-weight-asian="normal" style:font-name-complex="Times New Roman1" style:font-weight-complex="normal"/>
    </style:style>
    <style:style style:name="T41" style:family="text">
      <style:text-properties fo:color="#c9211e" loext:opacity="100%" fo:font-weight="normal" officeooo:rsid="015537ea" style:font-weight-asian="normal" style:font-weight-complex="normal"/>
    </style:style>
    <style:style style:name="T42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T43" style:family="text">
      <style:text-properties fo:color="#c9211e" loext:opacity="100%" fo:font-weight="normal" officeooo:rsid="015537ea" fo:background-color="#ffff00" loext:char-shading-value="0" style:font-weight-asian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43in" draw:visible-area-height="1.9843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1252in" fo:text-indent="-0.25in" fo:margin-left="3.1252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7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9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<text:span text:style-name="T8">Лабораторна робота №</text:span><text:span text:style-name="T9">5</text:span></text:p>
      <text:p text:style-name="P13"><text:span text:style-name="T8"><text:line-break/></text:span><text:span text:style-name="T3">з дисципліни «</text:span><text:span text:style-name="T4">Бази даних</text:span><text:span text:style-name="T12">»</text:span></text:p>
      <text:p text:style-name="P19"/>
      <text:p text:style-name="P14"><text:span text:style-name="T5">на тему: </text:span><text:span text:style-name="T6">«</text:span><text:span text:style-name="T7">Підзапити. Табличні вирази</text:span><text:span text:style-name="T6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 Є.</text:p>
      <text:p text:style-name="P3">Прийня<text:span text:style-name="T13">в</text:span>: </text:p>
      <text:p text:style-name="P10">Іванов О.П.</text:p>
      <text:p text:style-name="P11"/>
      <text:p text:style-name="P11"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><text:span text:style-name="T1">Дніпро, 202</text:span><text:span text:style-name="T2">2</text:span></text:p>
      <text:p text:style-name="P42"><text:span text:style-name="T21">Тема. </text:span><text:span text:style-name="T20">Підзапити. Табличні вирази.</text:span></text:p>
      <text:p text:style-name="P43">Мета.</text:p>
      <text:list xml:id="list3569016005" text:style-name="L4">
        <text:list-item>
          <text:p text:style-name="P45"><text:span text:style-name="T19">Отримати навички написання запитів із використанням підзапитів мови SQL.</text:span></text:p>
        </text:list-item>
        <text:list-item>
          <text:p text:style-name="P44"><text:span text:style-name="T19">Познайомитися з табличними виразами, їх різновидами, вивчити сферу застосування табличних виразів.</text:span></text:p>
        </text:list-item>
      </text:list>
      <text:p text:style-name="P46">Завдання. <text:span text:style-name="T14">Написати SQL-скрипт «Subqueries.sql», що демонструє використання наступних операторів та конструкцій :</text:span></text:p>
      <text:list xml:id="list562977085" text:style-name="L5">
        <text:list-item>
          <text:p text:style-name="P48"><text:span text:style-name="Strong_20_Emphasis"><text:span text:style-name="T34">❌</text:span></text:span><text:span text:style-name="T33">Self-contained subquery</text:span></text:p>
          <text:list>
            <text:list-item>
              <text:p text:style-name="P48"><text:span text:style-name="Strong_20_Emphasis"><text:span text:style-name="T34">❌</text:span></text:span><text:span text:style-name="T35">s</text:span><text:span text:style-name="T33">ingle-valued</text:span></text:p>
            </text:list-item>
            <text:list-item>
              <text:p text:style-name="P49"><text:span text:style-name="Strong_20_Emphasis"><text:span text:style-name="T34">❌</text:span></text:span><text:span text:style-name="T33">multivalued</text:span></text:p>
              <text:list>
                <text:list-item>
                  <text:p text:style-name="P53"><text:span text:style-name="Strong_20_Emphasis"><text:span text:style-name="T34">✅</text:span></text:span><text:span text:style-name="T36">I</text:span><text:span text:style-name="T33">N</text:span></text:p>
                </text:list-item>
                <text:list-item>
                  <text:p text:style-name="P50"><text:span text:style-name="Strong_20_Emphasis"><text:span text:style-name="T34">❌</text:span></text:span><text:span text:style-name="T33">SOME/ANY</text:span></text:p>
                </text:list-item>
                <text:list-item>
                  <text:p text:style-name="P50"><text:span text:style-name="Strong_20_Emphasis"><text:span text:style-name="T34">❌</text:span></text:span><text:span text:style-name="T33">ALL</text:span></text:p>
                </text:list-item>
              </text:list>
            </text:list-item>
          </text:list>
        </text:list-item>
        <text:list-item>
          <text:p text:style-name="P48"><text:span text:style-name="Strong_20_Emphasis"><text:span text:style-name="T34">❌</text:span></text:span><text:span text:style-name="T33">Correlated subquer</text:span><text:span text:style-name="T35">y</text:span></text:p>
          <text:list>
            <text:list-item>
              <text:p text:style-name="P55"><text:span text:style-name="Strong_20_Emphasis"><text:span text:style-name="T34">✅</text:span></text:span><text:span text:style-name="T33">single-valued</text:span></text:p>
            </text:list-item>
            <text:list-item>
              <text:p text:style-name="P51"><text:span text:style-name="Strong_20_Emphasis"><text:span text:style-name="T34">❌</text:span></text:span><text:span text:style-name="T33">multivalued</text:span></text:p>
              <text:list>
                <text:list-item>
                  <text:p text:style-name="P57"><text:span text:style-name="Strong_20_Emphasis"><text:span text:style-name="T34">✅</text:span></text:span><text:span text:style-name="T33">IN</text:span></text:p>
                </text:list-item>
                <text:list-item>
                  <text:p text:style-name="P56"><text:span text:style-name="Strong_20_Emphasis"><text:span text:style-name="T34">✅</text:span></text:span><text:span text:style-name="T33">SOME/ANY</text:span></text:p>
                </text:list-item>
                <text:list-item>
                  <text:p text:style-name="P51"><text:span text:style-name="Strong_20_Emphasis"><text:span text:style-name="T34">❌</text:span></text:span><text:span text:style-name="T33">ALL</text:span></text:p>
                </text:list-item>
              </text:list>
            </text:list-item>
          </text:list>
        </text:list-item>
        <text:list-item>
          <text:p text:style-name="P54"><text:span text:style-name="Strong_20_Emphasis"><text:span text:style-name="T34">✅</text:span></text:span><text:span text:style-name="T33">EXISTS</text:span></text:p>
        </text:list-item>
        <text:list-item>
          <text:p text:style-name="P48"><text:span text:style-name="Strong_20_Emphasis"><text:span text:style-name="T34">❌</text:span></text:span><text:span text:style-name="T33">Derived Tables</text:span></text:p>
          <text:list>
            <text:list-item>
              <text:p text:style-name="P48"><text:span text:style-name="Strong_20_Emphasis"><text:span text:style-name="T34">❌</text:span></text:span><text:span text:style-name="T33">Nested derived tables</text:span></text:p>
            </text:list-item>
            <text:list-item>
              <text:p text:style-name="P48"><text:span text:style-name="Strong_20_Emphasis"><text:span text:style-name="T34">❌</text:span></text:span><text:span text:style-name="T33">Multiple references to the derived table</text:span></text:p>
            </text:list-item>
          </text:list>
        </text:list-item>
        <text:list-item>
          <text:p text:style-name="P48"><text:span text:style-name="Strong_20_Emphasis"><text:span text:style-name="T34">❌</text:span></text:span><text:span text:style-name="T33">Common Table Expressions (CTEs)</text:span></text:p>
          <text:list>
            <text:list-item>
              <text:p text:style-name="P48"><text:span text:style-name="Strong_20_Emphasis"><text:span text:style-name="T34">❌</text:span></text:span><text:span text:style-name="T33">Multiple CTEs</text:span></text:p>
            </text:list-item>
            <text:list-item>
              <text:p text:style-name="P48"><text:span text:style-name="Strong_20_Emphasis"><text:span text:style-name="T34">❌</text:span></text:span><text:span text:style-name="T33">Multiple References to the same CTE</text:span></text:p>
            </text:list-item>
            <text:list-item>
              <text:p text:style-name="P48"><text:span text:style-name="Strong_20_Emphasis"><text:span text:style-name="T34">❌</text:span></text:span><text:span text:style-name="T33">Recursive CTEs</text:span></text:p>
            </text:list-item>
          </text:list>
        </text:list-item>
        <text:list-item>
          <text:p text:style-name="P52"><text:span text:style-name="Strong_20_Emphasis"><text:span text:style-name="T34">❌</text:span></text:span><text:span text:style-name="T33">Views</text:span></text:p>
          <text:list>
            <text:list-item>
              <text:p text:style-name="P52"><text:span text:style-name="Strong_20_Emphasis"><text:span text:style-name="T34">❌</text:span></text:span><text:span text:style-name="T33">ENCRYPTION</text:span></text:p>
            </text:list-item>
            <text:list-item>
              <text:p text:style-name="P52"><text:span text:style-name="Strong_20_Emphasis"><text:span text:style-name="T34">❌</text:span></text:span><text:span text:style-name="T33">SCHEMABINDING</text:span></text:p>
            </text:list-item>
            <text:list-item>
              <text:p text:style-name="P52"><text:span text:style-name="Strong_20_Emphasis"><text:span text:style-name="T34">❌</text:span></text:span><text:span text:style-name="T33">CHECK OPTION</text:span></text:p>
            </text:list-item>
          </text:list>
        </text:list-item>
        <text:list-item>
          <text:p text:style-name="P48"><text:span text:style-name="Strong_20_Emphasis"><text:span text:style-name="T34">❌</text:span></text:span><text:span text:style-name="T33">Inline Table-Valued Functions (TVFs)</text:span></text:p>
        </text:list-item>
        <text:list-item>
          <text:p text:style-name="P48"><text:span text:style-name="Strong_20_Emphasis"><text:span text:style-name="T34">❌</text:span></text:span><text:span text:style-name="T33">APPLY Operator</text:span></text:p>
          <text:list>
            <text:list-item>
              <text:p text:style-name="P48"><text:span text:style-name="Strong_20_Emphasis"><text:span text:style-name="T34">❌</text:span></text:span><text:span text:style-name="T33">CROSS APPLY</text:span></text:p>
            </text:list-item>
            <text:list-item>
              <text:p text:style-name="P48"><text:span text:style-name="Strong_20_Emphasis"><text:span text:style-name="T34">❌</text:span></text:span><text:span text:style-name="T33">OUTER APPLY</text:span></text:p>
            </text:list-item>
          </text:list>
        </text:list-item>
      </text:list>
      <text:p text:style-name="P58"><text:span text:style-name="Strong_20_Emphasis"><text:span text:style-name="T34">✅</text:span></text:span><text:span text:style-name="Strong_20_Emphasis"><text:span text:style-name="T17">❌</text:span></text:span></text:p>
      <text:p text:style-name="P47">Текст скриптів. <text:a xlink:type="simple" xlink:href="https://github.com/dazzlemon/diit_121-ipz_y3_db/tree/main/lr2/scripts" text:style-name="Internet_20_link" text:visited-style-name="Visited_20_Internet_20_Link"><text:span text:style-name="T16">g</text:span></text:a><text:a xlink:type="simple" xlink:href="https://github.com/dazzlemon/diit_121-ipz_y3_db/tree/main/lr4/join.sql" text:style-name="Internet_20_link" text:visited-style-name="Visited_20_Internet_20_Link"><text:span text:style-name="T15">ithub</text:span></text:a><text:span text:style-name="T15"> </text:span><text:span text:style-name="T43">TODO</text:span></text:p>
      <text:p text:style-name="P47"><text:span text:style-name="T15"/></text:p>
      <text:p text:style-name="P60"><text:span text:style-name="T15">Усі запити лабораторної роботи №5 повинні бути виконані до бази даних, розробленої в лабораторній роботі №2.</text:span></text:p>
      <text:p text:style-name="P60"><text:span text:style-name="T15">Запити зі скрипту «Subqueries.sql» мають бути осмисленими, мати цінність для користувача бази даних. Функціональність кожного запиту має бути описана у скрипті у формі коментаря, що передує відповідній команді.</text:span></text:p>
      <text:p text:style-name="P59"><text:span text:style-name="T40">(написати мінімум по одній команді SELECT для кожної конструкції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Times New Roman" fo:font-family="'Times New Roman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L.Обычный" style:family="paragraph">
      <style:paragraph-properties fo:margin-left="0in" fo:margin-right="0in"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.Нумерованный_20_список" style:display-name="L.Нумерованный список" style:family="paragraph" style:parent-style-name="L.Обычный" style:list-style-name="WWNum3">
      <style:text-properties style:font-name-asian="Times New Roman1" style:font-family-asian="'Times New Roman'" style:font-family-generic-asian="system" style:font-pitch-asian="variable" style:language-asian="ru" style:country-asian="RU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2756in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5516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0.8272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1028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83in" fo:text-indent="-0.2756in" fo:margin-left="1.378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1.6543in" fo:text-indent="-0.2756in" fo:margin-left="1.654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9in" fo:text-indent="-0.2756in" fo:margin-left="1.9299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055in" fo:text-indent="-0.2756in" fo:margin-left="2.205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2.4811in" fo:text-indent="-0.2756in" fo:margin-left="2.481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8:27:23.973890478</meta:creation-date>
    <dc:date>2022-10-23T13:46:31.902262920</dc:date>
    <meta:editing-duration>PT16H51M1S</meta:editing-duration>
    <meta:editing-cycles>320</meta:editing-cycles>
    <meta:generator>LibreOffice/7.3.6.2$Linux_X86_64 LibreOffice_project/30$Build-2</meta:generator>
    <meta:document-statistic meta:table-count="0" meta:image-count="0" meta:object-count="1" meta:page-count="2" meta:paragraph-count="52" meta:word-count="215" meta:character-count="1472" meta:non-whitespace-character-count="1333"/>
  </office:meta>
</office:document-meta>
</file>